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12183333333333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3.83116666666667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ge_rm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ndex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rmse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.94435756699657503" table:style-name="ce1">
            <text:p>0,94435756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.68527284636626096" table:style-name="ce1">
            <text:p>0,68527284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0.56773931351345297" table:style-name="ce1">
            <text:p>0,56773931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0.72978846269146502" table:style-name="ce1">
            <text:p>0,729788463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.06412968610054" table:style-name="ce1">
            <text:p>1,064129686</text:p>
          </table:table-cell>
          <table:table-cell/>
          <table:table-cell table:style-name="ce1">
            <draw:frame draw:z-index="1" draw:id="id0" draw:style-name="a0" draw:name="Chart 1" svg:x="0.47083in" svg:y="0.1041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0.85338229584220004" table:style-name="ce1">
            <text:p>0,853382296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0.738640171905665" table:style-name="ce1">
            <text:p>0,73864017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0.697219516500314" table:style-name="ce1">
            <text:p>0,69721951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0.71320909037798597" table:style-name="ce1">
            <text:p>0,7132090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0.502808410972023" table:style-name="ce1">
            <text:p>0,50280841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0.752612472489394" table:style-name="ce1">
            <text:p>0,752612472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0.78097180446622905" table:style-name="ce1">
            <text:p>0,780971804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0.63132460565098902" table:style-name="ce1">
            <text:p>0,631324606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0.73883396064692497" table:style-name="ce1">
            <text:p>0,73883396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0.67746061736660501" table:style-name="ce1">
            <text:p>0,677460617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0.725443096153226" table:style-name="ce1">
            <text:p>0,725443096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0.59477406805661204" table:style-name="ce1">
            <text:p>0,594774068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0.72923766261591005" table:style-name="ce1">
            <text:p>0,72923766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0.71669934168689298" table:style-name="ce1">
            <text:p>0,716699342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0.71933931216443903" table:style-name="ce1">
            <text:p>0,71933931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0.69796907500119498" table:style-name="ce1">
            <text:p>0,69796907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0.720343016460674" table:style-name="ce1">
            <text:p>0,720343016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0.75207574838607605" table:style-name="ce1">
            <text:p>0,75207574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0.73192086789484201" table:style-name="ce1">
            <text:p>0,731920868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0.68068638813947902" table:style-name="ce1">
            <text:p>0,680686388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0.77048314758773695" table:style-name="ce1">
            <text:p>0,770483148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office:value-type="float" office:value="0.71892899842870495" table:style-name="ce1">
            <text:p>0,718928998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0.65787104521019701" table:style-name="ce1">
            <text:p>0,65787104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0.91284605373305805" table:style-name="ce1">
            <text:p>0,912846054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0.68657728868389101" table:style-name="ce1">
            <text:p>0,686577289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0.55483889629459204" table:style-name="ce1">
            <text:p>0,55483889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office:value-type="float" office:value="0.58735459746293905" table:style-name="ce1">
            <text:p>0,587354597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office:value-type="float" office:value="0.70511134386894903" table:style-name="ce1">
            <text:p>0,705111344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1" table:style-name="ce1">
            <text:p>41</text:p>
          </table:table-cell>
          <table:table-cell office:value-type="float" office:value="0.69673604524849997" table:style-name="ce1">
            <text:p>0,696736045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office:value-type="float" office:value="0.81250431921604205" table:style-name="ce1">
            <text:p>0,812504319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3" table:style-name="ce1">
            <text:p>43</text:p>
          </table:table-cell>
          <table:table-cell office:value-type="float" office:value="0.67550093504480802" table:style-name="ce1">
            <text:p>0,675500935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4" table:style-name="ce1">
            <text:p>44</text:p>
          </table:table-cell>
          <table:table-cell office:value-type="float" office:value="0.69089928719264404" table:style-name="ce1">
            <text:p>0,690899287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5" table:style-name="ce1">
            <text:p>45</text:p>
          </table:table-cell>
          <table:table-cell office:value-type="float" office:value="0.44791556492638501" table:style-name="ce1">
            <text:p>0,447915565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6" table:style-name="ce1">
            <text:p>46</text:p>
          </table:table-cell>
          <table:table-cell office:value-type="float" office:value="0.56831631356859502" table:style-name="ce1">
            <text:p>0,568316314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0.48599400430481499" table:style-name="ce1">
            <text:p>0,485994004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float" office:value="0.77995587016759604" table:style-name="ce1">
            <text:p>0,77995587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office:value-type="float" office:value="0.60511283726529697" table:style-name="ce1">
            <text:p>0,605112837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office:value-type="float" office:value="0.56377573334732201" table:style-name="ce1">
            <text:p>0,56377573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1" table:style-name="ce1">
            <text:p>51</text:p>
          </table:table-cell>
          <table:table-cell office:value-type="float" office:value="0.74495693475381297" table:style-name="ce1">
            <text:p>0,744956935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2" table:style-name="ce1">
            <text:p>52</text:p>
          </table:table-cell>
          <table:table-cell office:value-type="float" office:value="0.28679090962201298" table:style-name="ce1">
            <text:p>0,28679091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float" office:value="0.70059463134631905" table:style-name="ce1">
            <text:p>0,700594631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4" table:style-name="ce1">
            <text:p>54</text:p>
          </table:table-cell>
          <table:table-cell office:value-type="float" office:value="0.64657155757766405" table:style-name="ce1">
            <text:p>0,646571558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5" table:style-name="ce1">
            <text:p>55</text:p>
          </table:table-cell>
          <table:table-cell office:value-type="float" office:value="0.45959247715681401" table:style-name="ce1">
            <text:p>0,459592477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8" table:style-name="ce1">
            <text:p>58</text:p>
          </table:table-cell>
          <table:table-cell office:value-type="float" office:value="0.28679090962201298" table:style-name="ce1">
            <text:p>0,28679091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9" table:style-name="ce1">
            <text:p>59</text:p>
          </table:table-cell>
          <table:table-cell office:value-type="float" office:value="0.67836690586453796" table:style-name="ce1">
            <text:p>0,678366906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0.932223114637174" table:style-name="ce1">
            <text:p>0,932223115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1" table:style-name="ce1">
            <text:p>61</text:p>
          </table:table-cell>
          <table:table-cell office:value-type="float" office:value="0.28679090962201298" table:style-name="ce1">
            <text:p>0,28679091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float" office:value="0.61171571305084904" table:style-name="ce1">
            <text:p>0,611715713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4" table:style-name="ce1">
            <text:p>64</text:p>
          </table:table-cell>
          <table:table-cell office:value-type="float" office:value="0.28679090962201298" table:style-name="ce1">
            <text:p>0,28679091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5" table:style-name="ce1">
            <text:p>65</text:p>
          </table:table-cell>
          <table:table-cell office:value-type="float" office:value="0.44063824103048699" table:style-name="ce1">
            <text:p>0,440638241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float" office:value="0.71320909037798597" table:style-name="ce1">
            <text:p>0,71320909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7" table:style-name="ce1">
            <text:p>67</text:p>
          </table:table-cell>
          <table:table-cell office:value-type="float" office:value="1.0520231670039399" table:style-name="ce1">
            <text:p>1,052023167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8" table:style-name="ce1">
            <text:p>68</text:p>
          </table:table-cell>
          <table:table-cell office:value-type="float" office:value="0.55718623853103499" table:style-name="ce1">
            <text:p>0,557186239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9" table:style-name="ce1">
            <text:p>69</text:p>
          </table:table-cell>
          <table:table-cell office:value-type="float" office:value="0.68059825453310296" table:style-name="ce1">
            <text:p>0,680598255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0" table:style-name="ce1">
            <text:p>70</text:p>
          </table:table-cell>
          <table:table-cell office:value-type="float" office:value="0.84332271386869995" table:style-name="ce1">
            <text:p>0,843322714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1" table:style-name="ce1">
            <text:p>71</text:p>
          </table:table-cell>
          <table:table-cell office:value-type="float" office:value="0.77268260191164195" table:style-name="ce1">
            <text:p>0,772682602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2" table:style-name="ce1">
            <text:p>72</text:p>
          </table:table-cell>
          <table:table-cell office:value-type="float" office:value="1.01481349654029" table:style-name="ce1">
            <text:p>1,014813497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3" table:style-name="ce1">
            <text:p>73</text:p>
          </table:table-cell>
          <table:table-cell office:value-type="float" office:value="0.28679090962201298" table:style-name="ce1">
            <text:p>0,28679091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4" table:style-name="ce1">
            <text:p>74</text:p>
          </table:table-cell>
          <table:table-cell office:value-type="float" office:value="0.22340311860872" table:style-name="ce1">
            <text:p>0,223403119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5" table:style-name="ce1">
            <text:p>75</text:p>
          </table:table-cell>
          <table:table-cell office:value-type="float" office:value="0.21186440593869099" table:style-name="ce1">
            <text:p>0,211864406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6" table:style-name="ce1">
            <text:p>76</text:p>
          </table:table-cell>
          <table:table-cell office:value-type="float" office:value="0.60256993832817196" table:style-name="ce1">
            <text:p>0,602569938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7" table:style-name="ce1">
            <text:p>77</text:p>
          </table:table-cell>
          <table:table-cell office:value-type="float" office:value="0.55285700046452801" table:style-name="ce1">
            <text:p>0,552857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8" table:style-name="ce1">
            <text:p>78</text:p>
          </table:table-cell>
          <table:table-cell office:value-type="float" office:value="0.66939422537005799" table:style-name="ce1">
            <text:p>0,669394225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9" table:style-name="ce1">
            <text:p>79</text:p>
          </table:table-cell>
          <table:table-cell office:value-type="float" office:value="0.28679090962201298" table:style-name="ce1">
            <text:p>0,28679091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0" table:style-name="ce1">
            <text:p>80</text:p>
          </table:table-cell>
          <table:table-cell office:value-type="float" office:value="0.98460132528237898" table:style-name="ce1">
            <text:p>0,984601325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1" table:style-name="ce1">
            <text:p>81</text:p>
          </table:table-cell>
          <table:table-cell office:value-type="float" office:value="0.73010354736541405" table:style-name="ce1">
            <text:p>0,730103547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2" table:style-name="ce1">
            <text:p>82</text:p>
          </table:table-cell>
          <table:table-cell office:value-type="float" office:value="1.0462866500044801" table:style-name="ce1">
            <text:p>1,04628665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3" table:style-name="ce1">
            <text:p>83</text:p>
          </table:table-cell>
          <table:table-cell office:value-type="float" office:value="0.28679090962201298" table:style-name="ce1">
            <text:p>0,28679091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4" table:style-name="ce1">
            <text:p>84</text:p>
          </table:table-cell>
          <table:table-cell office:value-type="float" office:value="0.27111865823064502" table:style-name="ce1">
            <text:p>0,271118658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5" table:style-name="ce1">
            <text:p>85</text:p>
          </table:table-cell>
          <table:table-cell office:value-type="float" office:value="0.86847449809874" table:style-name="ce1">
            <text:p>0,868474498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6" table:style-name="ce1">
            <text:p>86</text:p>
          </table:table-cell>
          <table:table-cell office:value-type="float" office:value="0.66211226854411798" table:style-name="ce1">
            <text:p>0,662112269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7" table:style-name="ce1">
            <text:p>87</text:p>
          </table:table-cell>
          <table:table-cell office:value-type="float" office:value="0.98475366386030305" table:style-name="ce1">
            <text:p>0,984753664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8" table:style-name="ce1">
            <text:p>88</text:p>
          </table:table-cell>
          <table:table-cell office:value-type="float" office:value="0.73529790868231004" table:style-name="ce1">
            <text:p>0,735297909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9" table:style-name="ce1">
            <text:p>89</text:p>
          </table:table-cell>
          <table:table-cell office:value-type="float" office:value="0.79821206398614697" table:style-name="ce1">
            <text:p>0,798212064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0" table:style-name="ce1">
            <text:p>90</text:p>
          </table:table-cell>
          <table:table-cell office:value-type="float" office:value="0.26517034805092299" table:style-name="ce1">
            <text:p>0,265170348</text:p>
          </table:table-cell>
          <table:table-cell table:number-columns-repeated="16381"/>
        </table:table-row>
        <table:table-row table:number-rows-repeated="1048495" table:style-name="ro1">
          <table:table-cell table:number-columns-repeated="16384"/>
        </table:table-row>
      </table:table>
      <table:database-ranges>
        <table:database-range table:target-range-address="age_rmse.B1:age_rmse.C81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Tamara Paris</dc:creator>
    <dc:date>2023-11-30T03:50:3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RMSE per ag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age_rmse.$B$2:.$B$81"/>
          </chart:axis>
          <chart:axis chart:dimension="y" chart:name="primary-y" chart:style-name="Axs1">
            <chart:grid chart:class="major" chart:style-name="GMa1"/>
          </chart:axis>
          <chart:series chart:values-cell-range-address="age_rmse.$C$2:.$C$81" chart:class="chart:bar" chart:attached-axis="primary-y" chart:style-name="G0S0">
            <chart:data-point chart:repeated="8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